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65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"/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75.47pt" svg:height="522.51pt" svg:x="371.74pt" svg:y="19.59pt">
            <loext:p draw:notify-on-update-of-ranges="Sheet1.B7:Sheet1.B1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1" table:default-cell-style-name="ce4"/>
        <table:table-column table:style-name="co3" table:default-cell-style-name="Default"/>
        <table:table-column table:style-name="co1" table:number-columns-repeated="15" table:default-cell-style-name="Default"/>
        <table:table-row table:style-name="ro1"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/>
          <table:table-cell table:style-name="Default" office:value-type="string" calcext:value-type="string">
            <text:p>RAB</text:p>
          </table:table-cell>
          <table:table-cell table:style-name="ce3" office:value-type="float" office:value="10000" calcext:value-type="float">
            <text:p>10000</text:p>
          </table:table-cell>
          <table:table-cell office:value-type="string" calcext:value-type="string">
            <text:p>Max R value</text:p>
          </table:table-cell>
          <table:table-cell table:number-columns-repeated="15"/>
        </table:table-row>
        <table:table-row table:style-name="ro1">
          <table:table-cell/>
          <table:table-cell table:style-name="Default" office:value-type="string" calcext:value-type="string">
            <text:p>RW</text:p>
          </table:table-cell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Parasitic R</text:p>
          </table:table-cell>
          <table:table-cell table:number-columns-repeated="13"/>
          <table:table-cell office:value-type="string" calcext:value-type="string">
            <text:p>actual values measured: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RESOLUTION</text:p>
          </table:table-cell>
          <table:table-cell table:style-name="ce3" office:value-type="float" office:value="128" calcext:value-type="float">
            <text:p>128</text:p>
          </table:table-cell>
          <table:table-cell office:value-type="string" calcext:value-type="string">
            <text:p>Resolution (7-bit)</text:p>
          </table:table-cell>
          <table:table-cell table:number-columns-repeated="13"/>
          <table:table-cell office:value-type="string" calcext:value-type="string">
            <text:p>R_AB</text:p>
          </table:table-cell>
          <table:table-cell office:value-type="float" office:value="9630" calcext:value-type="float">
            <text:p>9630</text:p>
          </table:table-cell>
        </table:table-row>
        <table:table-row table:style-name="ro1">
          <table:table-cell/>
          <table:table-cell table:style-name="Default" office:value-type="string" calcext:value-type="string">
            <text:p>R_COR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RW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WB (<text:span text:style-name="T1">Ω)</text:span></text:p>
          </table:table-cell>
          <table:table-cell table:style-name="ce1" office:value-type="string" calcext:value-type="string">
            <text:p>I_LIM (mA)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([.$C$2]*[.$A7])/[.$C$4])+[.$C$3]" office:value-type="float" office:value="100" calcext:value-type="float">
            <text:p>100</text:p>
          </table:table-cell>
          <table:table-cell table:formula="of:=(0.36*([.$B7] + [.$C$5]) )-162" office:value-type="float" office:value="-126" calcext:value-type="float">
            <text:p>-126.0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([.$C$2]*[.$A8])/[.$C$4])+[.$C$3]" office:value-type="float" office:value="178.125" calcext:value-type="float">
            <text:p>178</text:p>
          </table:table-cell>
          <table:table-cell table:formula="of:=(0.36*([.$B8] + [.$C$5]) )-162" office:value-type="float" office:value="-97.875" calcext:value-type="float">
            <text:p>-97.88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([.$C$2]*[.$A9])/[.$C$4])+[.$C$3]" office:value-type="float" office:value="256.25" calcext:value-type="float">
            <text:p>256</text:p>
          </table:table-cell>
          <table:table-cell table:formula="of:=(0.36*([.$B9] + [.$C$5]) )-162" office:value-type="float" office:value="-69.75" calcext:value-type="float">
            <text:p>-69.75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([.$C$2]*[.$A10])/[.$C$4])+[.$C$3]" office:value-type="float" office:value="334.375" calcext:value-type="float">
            <text:p>334</text:p>
          </table:table-cell>
          <table:table-cell table:formula="of:=(0.36*([.$B10] + [.$C$5]) )-162" office:value-type="float" office:value="-41.625" calcext:value-type="float">
            <text:p>-41.6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([.$C$2]*[.$A11])/[.$C$4])+[.$C$3]" office:value-type="float" office:value="412.5" calcext:value-type="float">
            <text:p>413</text:p>
          </table:table-cell>
          <table:table-cell table:formula="of:=(0.36*([.$B11] + [.$C$5]) )-162" office:value-type="float" office:value="-13.5" calcext:value-type="float">
            <text:p>-13.50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([.$C$2]*[.$A12])/[.$C$4])+[.$C$3]" office:value-type="float" office:value="490.625" calcext:value-type="float">
            <text:p>491</text:p>
          </table:table-cell>
          <table:table-cell table:formula="of:=(0.36*([.$B12] + [.$C$5]) )-162" office:value-type="float" office:value="14.625" calcext:value-type="float">
            <text:p>14.63</text:p>
          </table:table-cell>
          <table:table-cell table:formula="of:=([.$C13]-[.$C12])" office:value-type="float" office:value="28.125" calcext:value-type="float">
            <text:p>28.125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([.$C$2]*[.$A13])/[.$C$4])+[.$C$3]" office:value-type="float" office:value="568.75" calcext:value-type="float">
            <text:p>569</text:p>
          </table:table-cell>
          <table:table-cell table:formula="of:=(0.36*([.$B13] + [.$C$5]) )-162" office:value-type="float" office:value="42.75" calcext:value-type="float">
            <text:p>42.75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([.$C$2]*[.$A14])/[.$C$4])+[.$C$3]" office:value-type="float" office:value="646.875" calcext:value-type="float">
            <text:p>647</text:p>
          </table:table-cell>
          <table:table-cell table:formula="of:=(0.36*([.$B14] + [.$C$5]) )-162" office:value-type="float" office:value="70.875" calcext:value-type="float">
            <text:p>70.88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([.$C$2]*[.$A15])/[.$C$4])+[.$C$3]" office:value-type="float" office:value="725" calcext:value-type="float">
            <text:p>725</text:p>
          </table:table-cell>
          <table:table-cell table:formula="of:=(0.36*([.$B15] + [.$C$5]) )-162" office:value-type="float" office:value="99" calcext:value-type="float">
            <text:p>99.00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([.$C$2]*[.$A16])/[.$C$4])+[.$C$3]" office:value-type="float" office:value="803.125" calcext:value-type="float">
            <text:p>803</text:p>
          </table:table-cell>
          <table:table-cell table:formula="of:=(0.36*([.$B16] + [.$C$5]) )-162" office:value-type="float" office:value="127.125" calcext:value-type="float">
            <text:p>127.13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[.$C$2]*[.$A17])/[.$C$4])+[.$C$3]" office:value-type="float" office:value="881.25" calcext:value-type="float">
            <text:p>881</text:p>
          </table:table-cell>
          <table:table-cell table:formula="of:=(0.36*([.$B17] + [.$C$5]) )-162" office:value-type="float" office:value="155.25" calcext:value-type="float">
            <text:p>155.25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([.$C$2]*[.$A18])/[.$C$4])+[.$C$3]" office:value-type="float" office:value="959.375" calcext:value-type="float">
            <text:p>959</text:p>
          </table:table-cell>
          <table:table-cell table:formula="of:=(0.36*([.$B18] + [.$C$5]) )-162" office:value-type="float" office:value="183.375" calcext:value-type="float">
            <text:p>183.38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([.$C$2]*[.$A19])/[.$C$4])+[.$C$3]" office:value-type="float" office:value="1037.5" calcext:value-type="float">
            <text:p>1038</text:p>
          </table:table-cell>
          <table:table-cell table:formula="of:=(0.36*([.$B19] + [.$C$5]) )-162" office:value-type="float" office:value="211.5" calcext:value-type="float">
            <text:p>211.50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([.$C$2]*[.$A20])/[.$C$4])+[.$C$3]" office:value-type="float" office:value="1115.625" calcext:value-type="float">
            <text:p>1116</text:p>
          </table:table-cell>
          <table:table-cell table:formula="of:=(0.36*([.$B20] + [.$C$5]) )-162" office:value-type="float" office:value="239.625" calcext:value-type="float">
            <text:p>239.63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([.$C$2]*[.$A21])/[.$C$4])+[.$C$3]" office:value-type="float" office:value="1193.75" calcext:value-type="float">
            <text:p>1194</text:p>
          </table:table-cell>
          <table:table-cell table:formula="of:=(0.36*([.$B21] + [.$C$5]) )-162" office:value-type="float" office:value="267.75" calcext:value-type="float">
            <text:p>267.75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([.$C$2]*[.$A22])/[.$C$4])+[.$C$3]" office:value-type="float" office:value="1271.875" calcext:value-type="float">
            <text:p>1272</text:p>
          </table:table-cell>
          <table:table-cell table:formula="of:=(0.36*([.$B22] + [.$C$5]) )-162" office:value-type="float" office:value="295.875" calcext:value-type="float">
            <text:p>295.88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([.$C$2]*[.$A23])/[.$C$4])+[.$C$3]" office:value-type="float" office:value="1350" calcext:value-type="float">
            <text:p>1350</text:p>
          </table:table-cell>
          <table:table-cell table:formula="of:=(0.36*([.$B23] + [.$C$5]) )-162" office:value-type="float" office:value="324" calcext:value-type="float">
            <text:p>324.00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([.$C$2]*[.$A24])/[.$C$4])+[.$C$3]" office:value-type="float" office:value="1428.125" calcext:value-type="float">
            <text:p>1428</text:p>
          </table:table-cell>
          <table:table-cell table:formula="of:=(0.36*([.$B24] + [.$C$5]) )-162" office:value-type="float" office:value="352.125" calcext:value-type="float">
            <text:p>352.13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([.$C$2]*[.$A25])/[.$C$4])+[.$C$3]" office:value-type="float" office:value="1506.25" calcext:value-type="float">
            <text:p>1506</text:p>
          </table:table-cell>
          <table:table-cell table:formula="of:=(0.36*([.$B25] + [.$C$5]) )-162" office:value-type="float" office:value="380.25" calcext:value-type="float">
            <text:p>380.25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([.$C$2]*[.$A26])/[.$C$4])+[.$C$3]" office:value-type="float" office:value="1584.375" calcext:value-type="float">
            <text:p>1584</text:p>
          </table:table-cell>
          <table:table-cell table:formula="of:=(0.36*([.$B26] + [.$C$5]) )-162" office:value-type="float" office:value="408.375" calcext:value-type="float">
            <text:p>408.38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([.$C$2]*[.$A27])/[.$C$4])+[.$C$3]" office:value-type="float" office:value="1662.5" calcext:value-type="float">
            <text:p>1663</text:p>
          </table:table-cell>
          <table:table-cell table:formula="of:=(0.36*([.$B27] + [.$C$5]) )-162" office:value-type="float" office:value="436.5" calcext:value-type="float">
            <text:p>436.50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([.$C$2]*[.$A28])/[.$C$4])+[.$C$3]" office:value-type="float" office:value="1740.625" calcext:value-type="float">
            <text:p>1741</text:p>
          </table:table-cell>
          <table:table-cell table:formula="of:=(0.36*([.$B28] + [.$C$5]) )-162" office:value-type="float" office:value="464.625" calcext:value-type="float">
            <text:p>464.63</text:p>
          </table:table-cell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([.$C$2]*[.$A29])/[.$C$4])+[.$C$3]" office:value-type="float" office:value="1818.75" calcext:value-type="float">
            <text:p>1819</text:p>
          </table:table-cell>
          <table:table-cell table:formula="of:=(0.36*([.$B29] + [.$C$5]) )-162" office:value-type="float" office:value="492.75" calcext:value-type="float">
            <text:p>492.75</text:p>
          </table:table-cell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([.$C$2]*[.$A30])/[.$C$4])+[.$C$3]" office:value-type="float" office:value="1896.875" calcext:value-type="float">
            <text:p>1897</text:p>
          </table:table-cell>
          <table:table-cell table:formula="of:=(0.36*([.$B30] + [.$C$5]) )-162" office:value-type="float" office:value="520.875" calcext:value-type="float">
            <text:p>520.88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([.$C$2]*[.$A31])/[.$C$4])+[.$C$3]" office:value-type="float" office:value="1975" calcext:value-type="float">
            <text:p>1975</text:p>
          </table:table-cell>
          <table:table-cell table:formula="of:=(0.36*([.$B31] + [.$C$5]) )-162" office:value-type="float" office:value="549" calcext:value-type="float">
            <text:p>549.00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([.$C$2]*[.$A32])/[.$C$4])+[.$C$3]" office:value-type="float" office:value="2053.125" calcext:value-type="float">
            <text:p>2053</text:p>
          </table:table-cell>
          <table:table-cell table:formula="of:=(0.36*([.$B32] + [.$C$5]) )-162" office:value-type="float" office:value="577.125" calcext:value-type="float">
            <text:p>577.13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([.$C$2]*[.$A33])/[.$C$4])+[.$C$3]" office:value-type="float" office:value="2131.25" calcext:value-type="float">
            <text:p>2131</text:p>
          </table:table-cell>
          <table:table-cell table:formula="of:=(0.36*([.$B33] + [.$C$5]) )-162" office:value-type="float" office:value="605.25" calcext:value-type="float">
            <text:p>605.25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([.$C$2]*[.$A34])/[.$C$4])+[.$C$3]" office:value-type="float" office:value="2209.375" calcext:value-type="float">
            <text:p>2209</text:p>
          </table:table-cell>
          <table:table-cell table:formula="of:=(0.36*([.$B34] + [.$C$5]) )-162" office:value-type="float" office:value="633.375" calcext:value-type="float">
            <text:p>633.38</text:p>
          </table:table-cell>
          <table:table-cell table:number-columns-repeated="1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([.$C$2]*[.$A35])/[.$C$4])+[.$C$3]" office:value-type="float" office:value="2287.5" calcext:value-type="float">
            <text:p>2288</text:p>
          </table:table-cell>
          <table:table-cell table:formula="of:=(0.36*([.$B35] + [.$C$5]) )-162" office:value-type="float" office:value="661.5" calcext:value-type="float">
            <text:p>661.50</text:p>
          </table:table-cell>
          <table:table-cell table:number-columns-repeated="1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([.$C$2]*[.$A36])/[.$C$4])+[.$C$3]" office:value-type="float" office:value="2365.625" calcext:value-type="float">
            <text:p>2366</text:p>
          </table:table-cell>
          <table:table-cell table:formula="of:=(0.36*([.$B36] + [.$C$5]) )-162" office:value-type="float" office:value="689.625" calcext:value-type="float">
            <text:p>689.63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([.$C$2]*[.$A37])/[.$C$4])+[.$C$3]" office:value-type="float" office:value="2443.75" calcext:value-type="float">
            <text:p>2444</text:p>
          </table:table-cell>
          <table:table-cell table:formula="of:=(0.36*([.$B37] + [.$C$5]) )-162" office:value-type="float" office:value="717.75" calcext:value-type="float">
            <text:p>717.75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([.$C$2]*[.$A38])/[.$C$4])+[.$C$3]" office:value-type="float" office:value="2521.875" calcext:value-type="float">
            <text:p>2522</text:p>
          </table:table-cell>
          <table:table-cell table:formula="of:=(0.36*([.$B38] + [.$C$5]) )-162" office:value-type="float" office:value="745.875" calcext:value-type="float">
            <text:p>745.88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([.$C$2]*[.$A39])/[.$C$4])+[.$C$3]" office:value-type="float" office:value="2600" calcext:value-type="float">
            <text:p>2600</text:p>
          </table:table-cell>
          <table:table-cell table:formula="of:=(0.36*([.$B39] + [.$C$5]) )-162" office:value-type="float" office:value="774" calcext:value-type="float">
            <text:p>774.00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([.$C$2]*[.$A40])/[.$C$4])+[.$C$3]" office:value-type="float" office:value="2678.125" calcext:value-type="float">
            <text:p>2678</text:p>
          </table:table-cell>
          <table:table-cell table:formula="of:=(0.36*([.$B40] + [.$C$5]) )-162" office:value-type="float" office:value="802.125" calcext:value-type="float">
            <text:p>802.13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([.$C$2]*[.$A41])/[.$C$4])+[.$C$3]" office:value-type="float" office:value="2756.25" calcext:value-type="float">
            <text:p>2756</text:p>
          </table:table-cell>
          <table:table-cell table:formula="of:=(0.36*([.$B41] + [.$C$5]) )-162" office:value-type="float" office:value="830.25" calcext:value-type="float">
            <text:p>830.25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([.$C$2]*[.$A42])/[.$C$4])+[.$C$3]" office:value-type="float" office:value="2834.375" calcext:value-type="float">
            <text:p>2834</text:p>
          </table:table-cell>
          <table:table-cell table:formula="of:=(0.36*([.$B42] + [.$C$5]) )-162" office:value-type="float" office:value="858.375" calcext:value-type="float">
            <text:p>858.38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([.$C$2]*[.$A43])/[.$C$4])+[.$C$3]" office:value-type="float" office:value="2912.5" calcext:value-type="float">
            <text:p>2913</text:p>
          </table:table-cell>
          <table:table-cell table:formula="of:=(0.36*([.$B43] + [.$C$5]) )-162" office:value-type="float" office:value="886.5" calcext:value-type="float">
            <text:p>886.50</text:p>
          </table:table-cell>
          <table:table-cell table:number-columns-repeated="1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([.$C$2]*[.$A44])/[.$C$4])+[.$C$3]" office:value-type="float" office:value="2990.625" calcext:value-type="float">
            <text:p>2991</text:p>
          </table:table-cell>
          <table:table-cell table:formula="of:=(0.36*([.$B44] + [.$C$5]) )-162" office:value-type="float" office:value="914.625" calcext:value-type="float">
            <text:p>914.63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([.$C$2]*[.$A45])/[.$C$4])+[.$C$3]" office:value-type="float" office:value="3068.75" calcext:value-type="float">
            <text:p>3069</text:p>
          </table:table-cell>
          <table:table-cell table:formula="of:=(0.36*([.$B45] + [.$C$5]) )-162" office:value-type="float" office:value="942.75" calcext:value-type="float">
            <text:p>942.75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([.$C$2]*[.$A46])/[.$C$4])+[.$C$3]" office:value-type="float" office:value="3146.875" calcext:value-type="float">
            <text:p>3147</text:p>
          </table:table-cell>
          <table:table-cell table:formula="of:=(0.36*([.$B46] + [.$C$5]) )-162" office:value-type="float" office:value="970.875" calcext:value-type="float">
            <text:p>970.88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([.$C$2]*[.$A47])/[.$C$4])+[.$C$3]" office:value-type="float" office:value="3225" calcext:value-type="float">
            <text:p>3225</text:p>
          </table:table-cell>
          <table:table-cell table:formula="of:=(0.36*([.$B47] + [.$C$5]) )-162" office:value-type="float" office:value="999" calcext:value-type="float">
            <text:p>999.00</text:p>
          </table:table-cell>
          <table:table-cell table:number-columns-repeated="1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([.$C$2]*[.$A48])/[.$C$4])+[.$C$3]" office:value-type="float" office:value="3303.125" calcext:value-type="float">
            <text:p>3303</text:p>
          </table:table-cell>
          <table:table-cell table:formula="of:=(0.36*([.$B48] + [.$C$5]) )-162" office:value-type="float" office:value="1027.125" calcext:value-type="float">
            <text:p>1027.13</text:p>
          </table:table-cell>
          <table:table-cell table:number-columns-repeated="1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([.$C$2]*[.$A49])/[.$C$4])+[.$C$3]" office:value-type="float" office:value="3381.25" calcext:value-type="float">
            <text:p>3381</text:p>
          </table:table-cell>
          <table:table-cell table:formula="of:=(0.36*([.$B49] + [.$C$5]) )-162" office:value-type="float" office:value="1055.25" calcext:value-type="float">
            <text:p>1055.25</text:p>
          </table:table-cell>
          <table:table-cell table:number-columns-repeated="1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([.$C$2]*[.$A50])/[.$C$4])+[.$C$3]" office:value-type="float" office:value="3459.375" calcext:value-type="float">
            <text:p>3459</text:p>
          </table:table-cell>
          <table:table-cell table:formula="of:=(0.36*([.$B50] + [.$C$5]) )-162" office:value-type="float" office:value="1083.375" calcext:value-type="float">
            <text:p>1083.38</text:p>
          </table:table-cell>
          <table:table-cell table:number-columns-repeated="1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([.$C$2]*[.$A51])/[.$C$4])+[.$C$3]" office:value-type="float" office:value="3537.5" calcext:value-type="float">
            <text:p>3538</text:p>
          </table:table-cell>
          <table:table-cell table:formula="of:=(0.36*([.$B51] + [.$C$5]) )-162" office:value-type="float" office:value="1111.5" calcext:value-type="float">
            <text:p>1111.50</text:p>
          </table:table-cell>
          <table:table-cell table:number-columns-repeated="1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([.$C$2]*[.$A52])/[.$C$4])+[.$C$3]" office:value-type="float" office:value="3615.625" calcext:value-type="float">
            <text:p>3616</text:p>
          </table:table-cell>
          <table:table-cell table:formula="of:=(0.36*([.$B52] + [.$C$5]) )-162" office:value-type="float" office:value="1139.625" calcext:value-type="float">
            <text:p>1139.63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([.$C$2]*[.$A53])/[.$C$4])+[.$C$3]" office:value-type="float" office:value="3693.75" calcext:value-type="float">
            <text:p>3694</text:p>
          </table:table-cell>
          <table:table-cell table:formula="of:=(0.36*([.$B53] + [.$C$5]) )-162" office:value-type="float" office:value="1167.75" calcext:value-type="float">
            <text:p>1167.75</text:p>
          </table:table-cell>
          <table:table-cell table:number-columns-repeated="1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([.$C$2]*[.$A54])/[.$C$4])+[.$C$3]" office:value-type="float" office:value="3771.875" calcext:value-type="float">
            <text:p>3772</text:p>
          </table:table-cell>
          <table:table-cell table:formula="of:=(0.36*([.$B54] + [.$C$5]) )-162" office:value-type="float" office:value="1195.875" calcext:value-type="float">
            <text:p>1195.88</text:p>
          </table:table-cell>
          <table:table-cell table:number-columns-repeated="1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([.$C$2]*[.$A55])/[.$C$4])+[.$C$3]" office:value-type="float" office:value="3850" calcext:value-type="float">
            <text:p>3850</text:p>
          </table:table-cell>
          <table:table-cell table:formula="of:=(0.36*([.$B55] + [.$C$5]) )-162" office:value-type="float" office:value="1224" calcext:value-type="float">
            <text:p>1224.00</text:p>
          </table:table-cell>
          <table:table-cell table:number-columns-repeated="1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([.$C$2]*[.$A56])/[.$C$4])+[.$C$3]" office:value-type="float" office:value="3928.125" calcext:value-type="float">
            <text:p>3928</text:p>
          </table:table-cell>
          <table:table-cell table:formula="of:=(0.36*([.$B56] + [.$C$5]) )-162" office:value-type="float" office:value="1252.125" calcext:value-type="float">
            <text:p>1252.13</text:p>
          </table:table-cell>
          <table:table-cell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[.$C$2]*[.$A57])/[.$C$4])+[.$C$3]" office:value-type="float" office:value="4006.25" calcext:value-type="float">
            <text:p>4006</text:p>
          </table:table-cell>
          <table:table-cell table:formula="of:=(0.36*([.$B57] + [.$C$5]) )-162" office:value-type="float" office:value="1280.25" calcext:value-type="float">
            <text:p>1280.25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([.$C$2]*[.$A58])/[.$C$4])+[.$C$3]" office:value-type="float" office:value="4084.375" calcext:value-type="float">
            <text:p>4084</text:p>
          </table:table-cell>
          <table:table-cell table:formula="of:=(0.36*([.$B58] + [.$C$5]) )-162" office:value-type="float" office:value="1308.375" calcext:value-type="float">
            <text:p>1308.38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([.$C$2]*[.$A59])/[.$C$4])+[.$C$3]" office:value-type="float" office:value="4162.5" calcext:value-type="float">
            <text:p>4163</text:p>
          </table:table-cell>
          <table:table-cell table:formula="of:=(0.36*([.$B59] + [.$C$5]) )-162" office:value-type="float" office:value="1336.5" calcext:value-type="float">
            <text:p>1336.50</text:p>
          </table:table-cell>
          <table:table-cell table:number-columns-repeated="1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([.$C$2]*[.$A60])/[.$C$4])+[.$C$3]" office:value-type="float" office:value="4240.625" calcext:value-type="float">
            <text:p>4241</text:p>
          </table:table-cell>
          <table:table-cell table:formula="of:=(0.36*([.$B60] + [.$C$5]) )-162" office:value-type="float" office:value="1364.625" calcext:value-type="float">
            <text:p>1364.63</text:p>
          </table:table-cell>
          <table:table-cell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([.$C$2]*[.$A61])/[.$C$4])+[.$C$3]" office:value-type="float" office:value="4318.75" calcext:value-type="float">
            <text:p>4319</text:p>
          </table:table-cell>
          <table:table-cell table:formula="of:=(0.36*([.$B61] + [.$C$5]) )-162" office:value-type="float" office:value="1392.75" calcext:value-type="float">
            <text:p>1392.75</text:p>
          </table:table-cell>
          <table:table-cell table:number-columns-repeated="1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([.$C$2]*[.$A62])/[.$C$4])+[.$C$3]" office:value-type="float" office:value="4396.875" calcext:value-type="float">
            <text:p>4397</text:p>
          </table:table-cell>
          <table:table-cell table:formula="of:=(0.36*([.$B62] + [.$C$5]) )-162" office:value-type="float" office:value="1420.875" calcext:value-type="float">
            <text:p>1420.88</text:p>
          </table:table-cell>
          <table:table-cell table:number-columns-repeated="1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([.$C$2]*[.$A63])/[.$C$4])+[.$C$3]" office:value-type="float" office:value="4475" calcext:value-type="float">
            <text:p>4475</text:p>
          </table:table-cell>
          <table:table-cell table:formula="of:=(0.36*([.$B63] + [.$C$5]) )-162" office:value-type="float" office:value="1449" calcext:value-type="float">
            <text:p>1449.00</text:p>
          </table:table-cell>
          <table:table-cell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([.$C$2]*[.$A64])/[.$C$4])+[.$C$3]" office:value-type="float" office:value="4553.125" calcext:value-type="float">
            <text:p>4553</text:p>
          </table:table-cell>
          <table:table-cell table:formula="of:=(0.36*([.$B64] + [.$C$5]) )-162" office:value-type="float" office:value="1477.125" calcext:value-type="float">
            <text:p>1477.13</text:p>
          </table:table-cell>
          <table:table-cell table:number-columns-repeated="1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([.$C$2]*[.$A65])/[.$C$4])+[.$C$3]" office:value-type="float" office:value="4631.25" calcext:value-type="float">
            <text:p>4631</text:p>
          </table:table-cell>
          <table:table-cell table:formula="of:=(0.36*([.$B65] + [.$C$5]) )-162" office:value-type="float" office:value="1505.25" calcext:value-type="float">
            <text:p>1505.25</text:p>
          </table:table-cell>
          <table:table-cell table:number-columns-repeated="1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([.$C$2]*[.$A66])/[.$C$4])+[.$C$3]" office:value-type="float" office:value="4709.375" calcext:value-type="float">
            <text:p>4709</text:p>
          </table:table-cell>
          <table:table-cell table:formula="of:=(0.36*([.$B66] + [.$C$5]) )-162" office:value-type="float" office:value="1533.375" calcext:value-type="float">
            <text:p>1533.38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([.$C$2]*[.$A67])/[.$C$4])+[.$C$3]" office:value-type="float" office:value="4787.5" calcext:value-type="float">
            <text:p>4788</text:p>
          </table:table-cell>
          <table:table-cell table:formula="of:=(0.36*([.$B67] + [.$C$5]) )-162" office:value-type="float" office:value="1561.5" calcext:value-type="float">
            <text:p>1561.50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([.$C$2]*[.$A68])/[.$C$4])+[.$C$3]" office:value-type="float" office:value="4865.625" calcext:value-type="float">
            <text:p>4866</text:p>
          </table:table-cell>
          <table:table-cell table:formula="of:=(0.36*([.$B68] + [.$C$5]) )-162" office:value-type="float" office:value="1589.625" calcext:value-type="float">
            <text:p>1589.63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([.$C$2]*[.$A69])/[.$C$4])+[.$C$3]" office:value-type="float" office:value="4943.75" calcext:value-type="float">
            <text:p>4944</text:p>
          </table:table-cell>
          <table:table-cell table:formula="of:=(0.36*([.$B69] + [.$C$5]) )-162" office:value-type="float" office:value="1617.75" calcext:value-type="float">
            <text:p>1617.75</text:p>
          </table:table-cell>
          <table:table-cell table:number-columns-repeated="1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([.$C$2]*[.$A70])/[.$C$4])+[.$C$3]" office:value-type="float" office:value="5021.875" calcext:value-type="float">
            <text:p>5022</text:p>
          </table:table-cell>
          <table:table-cell table:formula="of:=(0.36*([.$B70] + [.$C$5]) )-162" office:value-type="float" office:value="1645.875" calcext:value-type="float">
            <text:p>1645.88</text:p>
          </table:table-cell>
          <table:table-cell table:number-columns-repeated="1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([.$C$2]*[.$A71])/[.$C$4])+[.$C$3]" office:value-type="float" office:value="5100" calcext:value-type="float">
            <text:p>5100</text:p>
          </table:table-cell>
          <table:table-cell table:formula="of:=(0.36*([.$B71] + [.$C$5]) )-162" office:value-type="float" office:value="1674" calcext:value-type="float">
            <text:p>1674.00</text:p>
          </table:table-cell>
          <table:table-cell table:number-columns-repeated="1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([.$C$2]*[.$A72])/[.$C$4])+[.$C$3]" office:value-type="float" office:value="5178.125" calcext:value-type="float">
            <text:p>5178</text:p>
          </table:table-cell>
          <table:table-cell table:formula="of:=(0.36*([.$B72] + [.$C$5]) )-162" office:value-type="float" office:value="1702.125" calcext:value-type="float">
            <text:p>1702.13</text:p>
          </table:table-cell>
          <table:table-cell table:number-columns-repeated="1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([.$C$2]*[.$A73])/[.$C$4])+[.$C$3]" office:value-type="float" office:value="5256.25" calcext:value-type="float">
            <text:p>5256</text:p>
          </table:table-cell>
          <table:table-cell table:formula="of:=(0.36*([.$B73] + [.$C$5]) )-162" office:value-type="float" office:value="1730.25" calcext:value-type="float">
            <text:p>1730.25</text:p>
          </table:table-cell>
          <table:table-cell table:number-columns-repeated="1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([.$C$2]*[.$A74])/[.$C$4])+[.$C$3]" office:value-type="float" office:value="5334.375" calcext:value-type="float">
            <text:p>5334</text:p>
          </table:table-cell>
          <table:table-cell table:formula="of:=(0.36*([.$B74] + [.$C$5]) )-162" office:value-type="float" office:value="1758.375" calcext:value-type="float">
            <text:p>1758.38</text:p>
          </table:table-cell>
          <table:table-cell table:number-columns-repeated="1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([.$C$2]*[.$A75])/[.$C$4])+[.$C$3]" office:value-type="float" office:value="5412.5" calcext:value-type="float">
            <text:p>5413</text:p>
          </table:table-cell>
          <table:table-cell table:formula="of:=(0.36*([.$B75] + [.$C$5]) )-162" office:value-type="float" office:value="1786.5" calcext:value-type="float">
            <text:p>1786.50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([.$C$2]*[.$A76])/[.$C$4])+[.$C$3]" office:value-type="float" office:value="5490.625" calcext:value-type="float">
            <text:p>5491</text:p>
          </table:table-cell>
          <table:table-cell table:formula="of:=(0.36*([.$B76] + [.$C$5]) )-162" office:value-type="float" office:value="1814.625" calcext:value-type="float">
            <text:p>1814.63</text:p>
          </table:table-cell>
          <table:table-cell table:number-columns-repeated="1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([.$C$2]*[.$A77])/[.$C$4])+[.$C$3]" office:value-type="float" office:value="5568.75" calcext:value-type="float">
            <text:p>5569</text:p>
          </table:table-cell>
          <table:table-cell table:formula="of:=(0.36*([.$B77] + [.$C$5]) )-162" office:value-type="float" office:value="1842.75" calcext:value-type="float">
            <text:p>1842.75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([.$C$2]*[.$A78])/[.$C$4])+[.$C$3]" office:value-type="float" office:value="5646.875" calcext:value-type="float">
            <text:p>5647</text:p>
          </table:table-cell>
          <table:table-cell table:formula="of:=(0.36*([.$B78] + [.$C$5]) )-162" office:value-type="float" office:value="1870.875" calcext:value-type="float">
            <text:p>1870.88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([.$C$2]*[.$A79])/[.$C$4])+[.$C$3]" office:value-type="float" office:value="5725" calcext:value-type="float">
            <text:p>5725</text:p>
          </table:table-cell>
          <table:table-cell table:formula="of:=(0.36*([.$B79] + [.$C$5]) )-162" office:value-type="float" office:value="1899" calcext:value-type="float">
            <text:p>1899.00</text:p>
          </table:table-cell>
          <table:table-cell table:number-columns-repeated="1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([.$C$2]*[.$A80])/[.$C$4])+[.$C$3]" office:value-type="float" office:value="5803.125" calcext:value-type="float">
            <text:p>5803</text:p>
          </table:table-cell>
          <table:table-cell table:formula="of:=(0.36*([.$B80] + [.$C$5]) )-162" office:value-type="float" office:value="1927.125" calcext:value-type="float">
            <text:p>1927.13</text:p>
          </table:table-cell>
          <table:table-cell table:number-columns-repeated="1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([.$C$2]*[.$A81])/[.$C$4])+[.$C$3]" office:value-type="float" office:value="5881.25" calcext:value-type="float">
            <text:p>5881</text:p>
          </table:table-cell>
          <table:table-cell table:formula="of:=(0.36*([.$B81] + [.$C$5]) )-162" office:value-type="float" office:value="1955.25" calcext:value-type="float">
            <text:p>1955.25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([.$C$2]*[.$A82])/[.$C$4])+[.$C$3]" office:value-type="float" office:value="5959.375" calcext:value-type="float">
            <text:p>5959</text:p>
          </table:table-cell>
          <table:table-cell table:formula="of:=(0.36*([.$B82] + [.$C$5]) )-162" office:value-type="float" office:value="1983.375" calcext:value-type="float">
            <text:p>1983.38</text:p>
          </table:table-cell>
          <table:table-cell table:number-columns-repeated="16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([.$C$2]*[.$A83])/[.$C$4])+[.$C$3]" office:value-type="float" office:value="6037.5" calcext:value-type="float">
            <text:p>6038</text:p>
          </table:table-cell>
          <table:table-cell table:formula="of:=(0.36*([.$B83] + [.$C$5]) )-162" office:value-type="float" office:value="2011.5" calcext:value-type="float">
            <text:p>2011.50</text:p>
          </table:table-cell>
          <table:table-cell table:number-columns-repeated="16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([.$C$2]*[.$A84])/[.$C$4])+[.$C$3]" office:value-type="float" office:value="6115.625" calcext:value-type="float">
            <text:p>6116</text:p>
          </table:table-cell>
          <table:table-cell table:formula="of:=(0.36*([.$B84] + [.$C$5]) )-162" office:value-type="float" office:value="2039.625" calcext:value-type="float">
            <text:p>2039.63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([.$C$2]*[.$A85])/[.$C$4])+[.$C$3]" office:value-type="float" office:value="6193.75" calcext:value-type="float">
            <text:p>6194</text:p>
          </table:table-cell>
          <table:table-cell table:formula="of:=(0.36*([.$B85] + [.$C$5]) )-162" office:value-type="float" office:value="2067.75" calcext:value-type="float">
            <text:p>2067.75</text:p>
          </table:table-cell>
          <table:table-cell table:number-columns-repeated="16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([.$C$2]*[.$A86])/[.$C$4])+[.$C$3]" office:value-type="float" office:value="6271.875" calcext:value-type="float">
            <text:p>6272</text:p>
          </table:table-cell>
          <table:table-cell table:formula="of:=(0.36*([.$B86] + [.$C$5]) )-162" office:value-type="float" office:value="2095.875" calcext:value-type="float">
            <text:p>2095.88</text:p>
          </table:table-cell>
          <table:table-cell table:number-columns-repeated="1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([.$C$2]*[.$A87])/[.$C$4])+[.$C$3]" office:value-type="float" office:value="6350" calcext:value-type="float">
            <text:p>6350</text:p>
          </table:table-cell>
          <table:table-cell table:formula="of:=(0.36*([.$B87] + [.$C$5]) )-162" office:value-type="float" office:value="2124" calcext:value-type="float">
            <text:p>2124.00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([.$C$2]*[.$A88])/[.$C$4])+[.$C$3]" office:value-type="float" office:value="6428.125" calcext:value-type="float">
            <text:p>6428</text:p>
          </table:table-cell>
          <table:table-cell table:formula="of:=(0.36*([.$B88] + [.$C$5]) )-162" office:value-type="float" office:value="2152.125" calcext:value-type="float">
            <text:p>2152.13</text:p>
          </table:table-cell>
          <table:table-cell table:number-columns-repeated="16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([.$C$2]*[.$A89])/[.$C$4])+[.$C$3]" office:value-type="float" office:value="6506.25" calcext:value-type="float">
            <text:p>6506</text:p>
          </table:table-cell>
          <table:table-cell table:formula="of:=(0.36*([.$B89] + [.$C$5]) )-162" office:value-type="float" office:value="2180.25" calcext:value-type="float">
            <text:p>2180.25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([.$C$2]*[.$A90])/[.$C$4])+[.$C$3]" office:value-type="float" office:value="6584.375" calcext:value-type="float">
            <text:p>6584</text:p>
          </table:table-cell>
          <table:table-cell table:formula="of:=(0.36*([.$B90] + [.$C$5]) )-162" office:value-type="float" office:value="2208.375" calcext:value-type="float">
            <text:p>2208.38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([.$C$2]*[.$A91])/[.$C$4])+[.$C$3]" office:value-type="float" office:value="6662.5" calcext:value-type="float">
            <text:p>6663</text:p>
          </table:table-cell>
          <table:table-cell table:formula="of:=(0.36*([.$B91] + [.$C$5]) )-162" office:value-type="float" office:value="2236.5" calcext:value-type="float">
            <text:p>2236.50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([.$C$2]*[.$A92])/[.$C$4])+[.$C$3]" office:value-type="float" office:value="6740.625" calcext:value-type="float">
            <text:p>6741</text:p>
          </table:table-cell>
          <table:table-cell table:formula="of:=(0.36*([.$B92] + [.$C$5]) )-162" office:value-type="float" office:value="2264.625" calcext:value-type="float">
            <text:p>2264.63</text:p>
          </table:table-cell>
          <table:table-cell table:number-columns-repeated="1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([.$C$2]*[.$A93])/[.$C$4])+[.$C$3]" office:value-type="float" office:value="6818.75" calcext:value-type="float">
            <text:p>6819</text:p>
          </table:table-cell>
          <table:table-cell table:formula="of:=(0.36*([.$B93] + [.$C$5]) )-162" office:value-type="float" office:value="2292.75" calcext:value-type="float">
            <text:p>2292.75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([.$C$2]*[.$A94])/[.$C$4])+[.$C$3]" office:value-type="float" office:value="6896.875" calcext:value-type="float">
            <text:p>6897</text:p>
          </table:table-cell>
          <table:table-cell table:formula="of:=(0.36*([.$B94] + [.$C$5]) )-162" office:value-type="float" office:value="2320.875" calcext:value-type="float">
            <text:p>2320.88</text:p>
          </table:table-cell>
          <table:table-cell table:number-columns-repeated="1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([.$C$2]*[.$A95])/[.$C$4])+[.$C$3]" office:value-type="float" office:value="6975" calcext:value-type="float">
            <text:p>6975</text:p>
          </table:table-cell>
          <table:table-cell table:formula="of:=(0.36*([.$B95] + [.$C$5]) )-162" office:value-type="float" office:value="2349" calcext:value-type="float">
            <text:p>2349.00</text:p>
          </table:table-cell>
          <table:table-cell table:number-columns-repeated="1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([.$C$2]*[.$A96])/[.$C$4])+[.$C$3]" office:value-type="float" office:value="7053.125" calcext:value-type="float">
            <text:p>7053</text:p>
          </table:table-cell>
          <table:table-cell table:formula="of:=(0.36*([.$B96] + [.$C$5]) )-162" office:value-type="float" office:value="2377.125" calcext:value-type="float">
            <text:p>2377.13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([.$C$2]*[.$A97])/[.$C$4])+[.$C$3]" office:value-type="float" office:value="7131.25" calcext:value-type="float">
            <text:p>7131</text:p>
          </table:table-cell>
          <table:table-cell table:formula="of:=(0.36*([.$B97] + [.$C$5]) )-162" office:value-type="float" office:value="2405.25" calcext:value-type="float">
            <text:p>2405.25</text:p>
          </table:table-cell>
          <table:table-cell table:number-columns-repeated="1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([.$C$2]*[.$A98])/[.$C$4])+[.$C$3]" office:value-type="float" office:value="7209.375" calcext:value-type="float">
            <text:p>7209</text:p>
          </table:table-cell>
          <table:table-cell table:formula="of:=(0.36*([.$B98] + [.$C$5]) )-162" office:value-type="float" office:value="2433.375" calcext:value-type="float">
            <text:p>2433.38</text:p>
          </table:table-cell>
          <table:table-cell table:number-columns-repeated="1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([.$C$2]*[.$A99])/[.$C$4])+[.$C$3]" office:value-type="float" office:value="7287.5" calcext:value-type="float">
            <text:p>7288</text:p>
          </table:table-cell>
          <table:table-cell table:formula="of:=(0.36*([.$B99] + [.$C$5]) )-162" office:value-type="float" office:value="2461.5" calcext:value-type="float">
            <text:p>2461.50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([.$C$2]*[.$A100])/[.$C$4])+[.$C$3]" office:value-type="float" office:value="7365.625" calcext:value-type="float">
            <text:p>7366</text:p>
          </table:table-cell>
          <table:table-cell table:formula="of:=(0.36*([.$B100] + [.$C$5]) )-162" office:value-type="float" office:value="2489.625" calcext:value-type="float">
            <text:p>2489.63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([.$C$2]*[.$A101])/[.$C$4])+[.$C$3]" office:value-type="float" office:value="7443.75" calcext:value-type="float">
            <text:p>7444</text:p>
          </table:table-cell>
          <table:table-cell table:formula="of:=(0.36*([.$B101] + [.$C$5]) )-162" office:value-type="float" office:value="2517.75" calcext:value-type="float">
            <text:p>2517.75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([.$C$2]*[.$A102])/[.$C$4])+[.$C$3]" office:value-type="float" office:value="7521.875" calcext:value-type="float">
            <text:p>7522</text:p>
          </table:table-cell>
          <table:table-cell table:formula="of:=(0.36*([.$B102] + [.$C$5]) )-162" office:value-type="float" office:value="2545.875" calcext:value-type="float">
            <text:p>2545.88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([.$C$2]*[.$A103])/[.$C$4])+[.$C$3]" office:value-type="float" office:value="7600" calcext:value-type="float">
            <text:p>7600</text:p>
          </table:table-cell>
          <table:table-cell table:formula="of:=(0.36*([.$B103] + [.$C$5]) )-162" office:value-type="float" office:value="2574" calcext:value-type="float">
            <text:p>2574.00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([.$C$2]*[.$A104])/[.$C$4])+[.$C$3]" office:value-type="float" office:value="7678.125" calcext:value-type="float">
            <text:p>7678</text:p>
          </table:table-cell>
          <table:table-cell table:formula="of:=(0.36*([.$B104] + [.$C$5]) )-162" office:value-type="float" office:value="2602.125" calcext:value-type="float">
            <text:p>2602.13</text:p>
          </table:table-cell>
          <table:table-cell table:number-columns-repeated="1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([.$C$2]*[.$A105])/[.$C$4])+[.$C$3]" office:value-type="float" office:value="7756.25" calcext:value-type="float">
            <text:p>7756</text:p>
          </table:table-cell>
          <table:table-cell table:formula="of:=(0.36*([.$B105] + [.$C$5]) )-162" office:value-type="float" office:value="2630.25" calcext:value-type="float">
            <text:p>2630.25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([.$C$2]*[.$A106])/[.$C$4])+[.$C$3]" office:value-type="float" office:value="7834.375" calcext:value-type="float">
            <text:p>7834</text:p>
          </table:table-cell>
          <table:table-cell table:formula="of:=(0.36*([.$B106] + [.$C$5]) )-162" office:value-type="float" office:value="2658.375" calcext:value-type="float">
            <text:p>2658.38</text:p>
          </table:table-cell>
          <table:table-cell table:number-columns-repeated="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([.$C$2]*[.$A107])/[.$C$4])+[.$C$3]" office:value-type="float" office:value="7912.5" calcext:value-type="float">
            <text:p>7913</text:p>
          </table:table-cell>
          <table:table-cell table:formula="of:=(0.36*([.$B107] + [.$C$5]) )-162" office:value-type="float" office:value="2686.5" calcext:value-type="float">
            <text:p>2686.50</text:p>
          </table:table-cell>
          <table:table-cell table:number-columns-repeated="16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(([.$C$2]*[.$A108])/[.$C$4])+[.$C$3]" office:value-type="float" office:value="7990.625" calcext:value-type="float">
            <text:p>7991</text:p>
          </table:table-cell>
          <table:table-cell table:formula="of:=(0.36*([.$B108] + [.$C$5]) )-162" office:value-type="float" office:value="2714.625" calcext:value-type="float">
            <text:p>2714.63</text:p>
          </table:table-cell>
          <table:table-cell table:number-columns-repeated="16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(([.$C$2]*[.$A109])/[.$C$4])+[.$C$3]" office:value-type="float" office:value="8068.75" calcext:value-type="float">
            <text:p>8069</text:p>
          </table:table-cell>
          <table:table-cell table:formula="of:=(0.36*([.$B109] + [.$C$5]) )-162" office:value-type="float" office:value="2742.75" calcext:value-type="float">
            <text:p>2742.75</text:p>
          </table:table-cell>
          <table:table-cell table:number-columns-repeated="16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(([.$C$2]*[.$A110])/[.$C$4])+[.$C$3]" office:value-type="float" office:value="8146.875" calcext:value-type="float">
            <text:p>8147</text:p>
          </table:table-cell>
          <table:table-cell table:formula="of:=(0.36*([.$B110] + [.$C$5]) )-162" office:value-type="float" office:value="2770.875" calcext:value-type="float">
            <text:p>2770.88</text:p>
          </table:table-cell>
          <table:table-cell table:number-columns-repeated="16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(([.$C$2]*[.$A111])/[.$C$4])+[.$C$3]" office:value-type="float" office:value="8225" calcext:value-type="float">
            <text:p>8225</text:p>
          </table:table-cell>
          <table:table-cell table:formula="of:=(0.36*([.$B111] + [.$C$5]) )-162" office:value-type="float" office:value="2799" calcext:value-type="float">
            <text:p>2799.00</text:p>
          </table:table-cell>
          <table:table-cell table:number-columns-repeated="16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([.$C$2]*[.$A112])/[.$C$4])+[.$C$3]" office:value-type="float" office:value="8303.125" calcext:value-type="float">
            <text:p>8303</text:p>
          </table:table-cell>
          <table:table-cell table:formula="of:=(0.36*([.$B112] + [.$C$5]) )-162" office:value-type="float" office:value="2827.125" calcext:value-type="float">
            <text:p>2827.13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(([.$C$2]*[.$A113])/[.$C$4])+[.$C$3]" office:value-type="float" office:value="8381.25" calcext:value-type="float">
            <text:p>8381</text:p>
          </table:table-cell>
          <table:table-cell table:formula="of:=(0.36*([.$B113] + [.$C$5]) )-162" office:value-type="float" office:value="2855.25" calcext:value-type="float">
            <text:p>2855.25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(([.$C$2]*[.$A114])/[.$C$4])+[.$C$3]" office:value-type="float" office:value="8459.375" calcext:value-type="float">
            <text:p>8459</text:p>
          </table:table-cell>
          <table:table-cell table:formula="of:=(0.36*([.$B114] + [.$C$5]) )-162" office:value-type="float" office:value="2883.375" calcext:value-type="float">
            <text:p>2883.38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(([.$C$2]*[.$A115])/[.$C$4])+[.$C$3]" office:value-type="float" office:value="8537.5" calcext:value-type="float">
            <text:p>8538</text:p>
          </table:table-cell>
          <table:table-cell table:formula="of:=(0.36*([.$B115] + [.$C$5]) )-162" office:value-type="float" office:value="2911.5" calcext:value-type="float">
            <text:p>2911.50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(([.$C$2]*[.$A116])/[.$C$4])+[.$C$3]" office:value-type="float" office:value="8615.625" calcext:value-type="float">
            <text:p>8616</text:p>
          </table:table-cell>
          <table:table-cell table:formula="of:=(0.36*([.$B116] + [.$C$5]) )-162" office:value-type="float" office:value="2939.625" calcext:value-type="float">
            <text:p>2939.63</text:p>
          </table:table-cell>
          <table:table-cell table:number-columns-repeated="16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([.$C$2]*[.$A117])/[.$C$4])+[.$C$3]" office:value-type="float" office:value="8693.75" calcext:value-type="float">
            <text:p>8694</text:p>
          </table:table-cell>
          <table:table-cell table:formula="of:=(0.36*([.$B117] + [.$C$5]) )-162" office:value-type="float" office:value="2967.75" calcext:value-type="float">
            <text:p>2967.75</text:p>
          </table:table-cell>
          <table:table-cell table:number-columns-repeated="16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(([.$C$2]*[.$A118])/[.$C$4])+[.$C$3]" office:value-type="float" office:value="8771.875" calcext:value-type="float">
            <text:p>8772</text:p>
          </table:table-cell>
          <table:table-cell table:formula="of:=(0.36*([.$B118] + [.$C$5]) )-162" office:value-type="float" office:value="2995.875" calcext:value-type="float">
            <text:p>2995.88</text:p>
          </table:table-cell>
          <table:table-cell table:number-columns-repeated="16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([.$C$2]*[.$A119])/[.$C$4])+[.$C$3]" office:value-type="float" office:value="8850" calcext:value-type="float">
            <text:p>8850</text:p>
          </table:table-cell>
          <table:table-cell table:formula="of:=(0.36*([.$B119] + [.$C$5]) )-162" office:value-type="float" office:value="3024" calcext:value-type="float">
            <text:p>3024.00</text:p>
          </table:table-cell>
          <table:table-cell table:number-columns-repeated="16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(([.$C$2]*[.$A120])/[.$C$4])+[.$C$3]" office:value-type="float" office:value="8928.125" calcext:value-type="float">
            <text:p>8928</text:p>
          </table:table-cell>
          <table:table-cell table:formula="of:=(0.36*([.$B120] + [.$C$5]) )-162" office:value-type="float" office:value="3052.125" calcext:value-type="float">
            <text:p>3052.13</text:p>
          </table:table-cell>
          <table:table-cell table:number-columns-repeated="16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(([.$C$2]*[.$A121])/[.$C$4])+[.$C$3]" office:value-type="float" office:value="9006.25" calcext:value-type="float">
            <text:p>9006</text:p>
          </table:table-cell>
          <table:table-cell table:formula="of:=(0.36*([.$B121] + [.$C$5]) )-162" office:value-type="float" office:value="3080.25" calcext:value-type="float">
            <text:p>3080.25</text:p>
          </table:table-cell>
          <table:table-cell table:number-columns-repeated="16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(([.$C$2]*[.$A122])/[.$C$4])+[.$C$3]" office:value-type="float" office:value="9084.375" calcext:value-type="float">
            <text:p>9084</text:p>
          </table:table-cell>
          <table:table-cell table:formula="of:=(0.36*([.$B122] + [.$C$5]) )-162" office:value-type="float" office:value="3108.375" calcext:value-type="float">
            <text:p>3108.38</text:p>
          </table:table-cell>
          <table:table-cell table:number-columns-repeated="16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([.$C$2]*[.$A123])/[.$C$4])+[.$C$3]" office:value-type="float" office:value="9162.5" calcext:value-type="float">
            <text:p>9163</text:p>
          </table:table-cell>
          <table:table-cell table:formula="of:=(0.36*([.$B123] + [.$C$5]) )-162" office:value-type="float" office:value="3136.5" calcext:value-type="float">
            <text:p>3136.50</text:p>
          </table:table-cell>
          <table:table-cell table:number-columns-repeated="16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(([.$C$2]*[.$A124])/[.$C$4])+[.$C$3]" office:value-type="float" office:value="9240.625" calcext:value-type="float">
            <text:p>9241</text:p>
          </table:table-cell>
          <table:table-cell table:formula="of:=(0.36*([.$B124] + [.$C$5]) )-162" office:value-type="float" office:value="3164.625" calcext:value-type="float">
            <text:p>3164.63</text:p>
          </table:table-cell>
          <table:table-cell table:number-columns-repeated="16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(([.$C$2]*[.$A125])/[.$C$4])+[.$C$3]" office:value-type="float" office:value="9318.75" calcext:value-type="float">
            <text:p>9319</text:p>
          </table:table-cell>
          <table:table-cell table:formula="of:=(0.36*([.$B125] + [.$C$5]) )-162" office:value-type="float" office:value="3192.75" calcext:value-type="float">
            <text:p>3192.75</text:p>
          </table:table-cell>
          <table:table-cell table:number-columns-repeated="16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(([.$C$2]*[.$A126])/[.$C$4])+[.$C$3]" office:value-type="float" office:value="9396.875" calcext:value-type="float">
            <text:p>9397</text:p>
          </table:table-cell>
          <table:table-cell table:formula="of:=(0.36*([.$B126] + [.$C$5]) )-162" office:value-type="float" office:value="3220.875" calcext:value-type="float">
            <text:p>3220.88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([.$C$2]*[.$A127])/[.$C$4])+[.$C$3]" office:value-type="float" office:value="9475" calcext:value-type="float">
            <text:p>9475</text:p>
          </table:table-cell>
          <table:table-cell table:formula="of:=(0.36*([.$B127] + [.$C$5]) )-162" office:value-type="float" office:value="3249" calcext:value-type="float">
            <text:p>3249.00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(([.$C$2]*[.$A128])/[.$C$4])+[.$C$3]" office:value-type="float" office:value="9553.125" calcext:value-type="float">
            <text:p>9553</text:p>
          </table:table-cell>
          <table:table-cell table:formula="of:=(0.36*([.$B128] + [.$C$5]) )-162" office:value-type="float" office:value="3277.125" calcext:value-type="float">
            <text:p>3277.13</text:p>
          </table:table-cell>
          <table:table-cell table:number-columns-repeated="16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(([.$C$2]*[.$A129])/[.$C$4])+[.$C$3]" office:value-type="float" office:value="9631.25" calcext:value-type="float">
            <text:p>9631</text:p>
          </table:table-cell>
          <table:table-cell table:formula="of:=(0.36*([.$B129] + [.$C$5]) )-162" office:value-type="float" office:value="3305.25" calcext:value-type="float">
            <text:p>3305.25</text:p>
          </table:table-cell>
          <table:table-cell table:number-columns-repeated="16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(([.$C$2]*[.$A130])/[.$C$4])+[.$C$3]" office:value-type="float" office:value="9709.375" calcext:value-type="float">
            <text:p>9709</text:p>
          </table:table-cell>
          <table:table-cell table:formula="of:=(0.36*([.$B130] + [.$C$5]) )-162" office:value-type="float" office:value="3333.375" calcext:value-type="float">
            <text:p>3333.38</text:p>
          </table:table-cell>
          <table:table-cell table:number-columns-repeated="16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([.$C$2]*[.$A131])/[.$C$4])+[.$C$3]" office:value-type="float" office:value="9787.5" calcext:value-type="float">
            <text:p>9788</text:p>
          </table:table-cell>
          <table:table-cell table:formula="of:=(0.36*([.$B131] + [.$C$5]) )-162" office:value-type="float" office:value="3361.5" calcext:value-type="float">
            <text:p>3361.50</text:p>
          </table:table-cell>
          <table:table-cell table:number-columns-repeated="16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(([.$C$2]*[.$A132])/[.$C$4])+[.$C$3]" office:value-type="float" office:value="9865.625" calcext:value-type="float">
            <text:p>9866</text:p>
          </table:table-cell>
          <table:table-cell table:formula="of:=(0.36*([.$B132] + [.$C$5]) )-162" office:value-type="float" office:value="3389.625" calcext:value-type="float">
            <text:p>3389.63</text:p>
          </table:table-cell>
          <table:table-cell table:number-columns-repeated="16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(([.$C$2]*[.$A133])/[.$C$4])+[.$C$3]" office:value-type="float" office:value="9943.75" calcext:value-type="float">
            <text:p>9944</text:p>
          </table:table-cell>
          <table:table-cell table:formula="of:=(0.36*([.$B133] + [.$C$5]) )-162" office:value-type="float" office:value="3417.75" calcext:value-type="float">
            <text:p>3417.75</text:p>
          </table:table-cell>
          <table:table-cell table:number-columns-repeated="16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(([.$C$2]*[.$A134])/[.$C$4])+[.$C$3]" office:value-type="float" office:value="10021.875" calcext:value-type="float">
            <text:p>10022</text:p>
          </table:table-cell>
          <table:table-cell table:formula="of:=(0.36*([.$B134] + [.$C$5]) )-162" office:value-type="float" office:value="3445.875" calcext:value-type="float">
            <text:p>3445.88</text:p>
          </table:table-cell>
          <table:table-cell table:number-columns-repeated="16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([.$C$2]*[.$A135])/[.$C$4])+[.$C$3]" office:value-type="float" office:value="10100" calcext:value-type="float">
            <text:p>10100</text:p>
          </table:table-cell>
          <table:table-cell table:formula="of:=(0.36*([.$B135] + [.$C$5]) )-162" office:value-type="float" office:value="3474" calcext:value-type="float">
            <text:p>3474.00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 style:data-style-name="N2" text:time-value="22:13:49.1851539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0T15:05:59.380193395</meta:creation-date>
    <dc:date>2017-05-23T23:46:30.760299729</dc:date>
    <meta:editing-duration>PT1H8M15S</meta:editing-duration>
    <meta:editing-cycles>6</meta:editing-cycles>
    <meta:generator>LibreOffice/5.1.6.2$Linux_X86_64 LibreOffice_project/10m0$Build-2</meta:generator>
    <meta:document-statistic meta:table-count="1" meta:cell-count="4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83cm" svg:height="18.434cm" xlink:href=".." xlink:type="simple" chart:class="chart:line" chart:style-name="ch1">
        <chart:legend chart:legend-position="end" svg:x="20.978cm" svg:y="8.918cm" style:legend-expansion="high" chart:style-name="ch2"/>
        <chart:plot-area chart:style-name="ch3" table:cell-range-address="Sheet1.B7:Sheet1.B135" svg:x="0.476cm" svg:y="0.368cm" svg:width="20.026cm" svg:height="17.698cm">
          <chartooo:coordinate-region svg:x="1.468cm" svg:y="0.489cm" svg:width="18.708cm" svg:height="16.5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7:Sheet1.B135" chart:class="chart:line">
            <chart:data-point chart:repeated="1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7:Sheet1.B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8.125">
                <text:p>178.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.25">
                <text:p>256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4.375">
                <text:p>334.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2.5">
                <text:p>41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0.625">
                <text:p>490.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8.75">
                <text:p>568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6.875">
                <text:p>646.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3.125">
                <text:p>803.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1.25">
                <text:p>881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9.375">
                <text:p>959.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7.5">
                <text:p>1037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15.625">
                <text:p>1115.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93.75">
                <text:p>1193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71.875">
                <text:p>1271.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28.125">
                <text:p>1428.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06.25">
                <text:p>1506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84.375">
                <text:p>1584.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62.5">
                <text:p>1662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40.625">
                <text:p>1740.6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18.75">
                <text:p>1818.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96.875">
                <text:p>1896.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53.125">
                <text:p>2053.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31.25">
                <text:p>2131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09.375">
                <text:p>2209.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87.5">
                <text:p>2287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65.625">
                <text:p>2365.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43.75">
                <text:p>2443.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21.875">
                <text:p>2521.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78.125">
                <text:p>2678.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56.25">
                <text:p>2756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34.375">
                <text:p>2834.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12.5">
                <text:p>2912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90.625">
                <text:p>2990.6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68.75">
                <text:p>3068.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46.875">
                <text:p>3146.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03.125">
                <text:p>3303.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81.25">
                <text:p>3381.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59.375">
                <text:p>3459.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37.5">
                <text:p>3537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15.625">
                <text:p>3615.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93.75">
                <text:p>3693.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71.875">
                <text:p>3771.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28.125">
                <text:p>3928.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06.25">
                <text:p>4006.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84.375">
                <text:p>4084.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62.5">
                <text:p>4162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40.625">
                <text:p>4240.6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18.75">
                <text:p>4318.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96.875">
                <text:p>4396.8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75">
                <text:p>44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53.125">
                <text:p>4553.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631.25">
                <text:p>4631.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09.375">
                <text:p>4709.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787.5">
                <text:p>4787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65.625">
                <text:p>4865.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43.75">
                <text:p>4943.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21.875">
                <text:p>5021.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78.125">
                <text:p>5178.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56.25">
                <text:p>5256.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34.375">
                <text:p>5334.3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12.5">
                <text:p>5412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490.625">
                <text:p>5490.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568.75">
                <text:p>5568.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646.875">
                <text:p>5646.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25">
                <text:p>57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03.125">
                <text:p>5803.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881.25">
                <text:p>5881.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959.375">
                <text:p>5959.3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037.5">
                <text:p>6037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115.625">
                <text:p>6115.6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193.75">
                <text:p>6193.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271.875">
                <text:p>6271.8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350">
                <text:p>635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428.125">
                <text:p>6428.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506.25">
                <text:p>6506.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584.375">
                <text:p>6584.3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662.5">
                <text:p>6662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740.625">
                <text:p>6740.6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818.75">
                <text:p>6818.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896.875">
                <text:p>6896.8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975">
                <text:p>69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53.125">
                <text:p>7053.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131.25">
                <text:p>7131.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09.375">
                <text:p>7209.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287.5">
                <text:p>7287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365.625">
                <text:p>7365.6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443.75">
                <text:p>7443.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521.875">
                <text:p>7521.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678.125">
                <text:p>7678.1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756.25">
                <text:p>7756.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834.375">
                <text:p>7834.3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912.5">
                <text:p>7912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990.625">
                <text:p>7990.6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068.75">
                <text:p>8068.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146.875">
                <text:p>8146.8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225">
                <text:p>82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303.125">
                <text:p>8303.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381.25">
                <text:p>8381.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459.375">
                <text:p>8459.3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537.5">
                <text:p>8537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615.625">
                <text:p>8615.6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693.75">
                <text:p>8693.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771.875">
                <text:p>8771.8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850">
                <text:p>885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928.125">
                <text:p>8928.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006.25">
                <text:p>9006.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084.375">
                <text:p>9084.3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162.5">
                <text:p>9162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240.625">
                <text:p>9240.6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318.75">
                <text:p>9318.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396.875">
                <text:p>9396.8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475">
                <text:p>94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553.125">
                <text:p>9553.1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631.25">
                <text:p>9631.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709.375">
                <text:p>9709.3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787.5">
                <text:p>9787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865.625">
                <text:p>9865.6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943.75">
                <text:p>9943.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21.875">
                <text:p>10021.8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100">
                <text:p>10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